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71cm" svg:stroke-color="#cccccc" draw:marker-start-width="0.306cm" draw:marker-end-width="0.306cm" draw:fill="solid" draw:fill-color="#e6e6e6" draw:textarea-horizontal-align="justify" draw:textarea-vertical-align="middle" draw:auto-grow-height="false" fo:padding-top="0.16cm" fo:padding-bottom="0.16cm" fo:padding-left="0.285cm" fo:padding-right="0.285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80808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2.855cm"/>
    </style:style>
    <style:style style:name="gr8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family="LMRoman10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4" style:family="paragraph">
      <style:paragraph-properties fo:margin-left="0cm" fo:margin-right="0cm" fo:text-align="center" fo:text-indent="0cm"/>
      <style:text-properties fo:font-family="LMRoman10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family="LMRoman10" style:font-pitch="variable" fo:font-size="24pt" fo:font-style="italic" style:font-size-asian="24pt" style:font-style-asian="italic" style:font-size-complex="24pt" style:font-style-complex="italic"/>
    </style:style>
    <style:style style:name="P7" style:family="paragraph">
      <style:text-properties fo:font-family="LMRoman10" style:font-pitch="variable" fo:font-size="26pt" fo:font-style="italic" style:font-size-asian="26pt" style:font-size-complex="26pt"/>
    </style:style>
    <style:style style:name="P8" style:family="paragraph">
      <style:text-properties fo:font-family="LMRoman10" style:font-pitch="variable" fo:font-size="26pt" fo:font-style="italic" style:font-size-asian="26pt" style:font-style-asian="italic" style:font-size-complex="26pt" style:font-style-complex="italic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LMRoman10" style:font-pitch="variable" fo:font-size="18pt" fo:font-style="italic" style:font-size-asian="18pt" style:font-style-asian="italic" style:font-size-complex="18pt" style:font-style-complex="italic"/>
    </style:style>
    <style:style style:name="P11" style:family="paragraph">
      <style:paragraph-properties fo:text-align="center"/>
      <style:text-properties fo:font-family="LMRoman10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fo:font-family="LMRoman10" style:font-pitch="variable" fo:font-size="26pt" fo:font-style="italic" fo:font-weight="normal" style:font-family-asian="Arial" style:font-style-name-asian="Normal" style:font-family-generic-asian="swiss" style:font-pitch-asian="variable" style:font-size-asian="26pt" style:font-style-asian="italic" style:font-weight-asian="normal" style:font-family-complex="Arial" style:font-style-name-complex="Normal" style:font-family-generic-complex="swiss" style:font-pitch-complex="variable" style:font-size-complex="26pt" style:font-style-complex="italic" style:font-weight-complex="normal"/>
    </style:style>
    <style:style style:name="T2" style:family="text">
      <style:text-properties fo:font-family="LMRoman10" style:font-pitch="variable"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family="LMRoman10" style:font-pitch="variable" fo:font-size="26pt" fo:font-style="italic" style:font-size-asian="26pt" style:font-size-complex="26pt"/>
    </style:style>
    <style:style style:name="T4" style:family="text">
      <style:text-properties fo:font-family="LMRoman10" style:font-pitch="variable"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family="LMRoman10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family="LMRoman10" style:font-pitch="variable" fo:font-size="18pt" fo:font-style="italic" style:font-size-asian="18pt" style:font-style-asian="italic" style:font-size-complex="18pt" style:font-style-complex="italic"/>
    </style:style>
    <style:style style:name="T7" style:family="text">
      <style:text-properties style:text-position="0% 100%" fo:font-family="LMRoman10" style:font-pitch="variable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text-position="0% 100%" fo:font-family="LMRoman10" style:font-pitch="variable" fo:font-size="26pt" fo:font-style="italic" style:font-size-asian="26pt" style:font-style-asian="italic" style:font-size-complex="26pt" style:font-style-complex="italic"/>
    </style:style>
    <style:style style:name="T9" style:family="text">
      <style:text-properties style:text-position="sub 71%" fo:font-family="LMRoman10" style:font-pitch="variable" fo:font-size="26pt" fo:font-style="italic" style:font-size-asian="26pt" style:font-style-asian="italic" style:font-weight-asian="normal" style:font-size-complex="26pt" style:font-style-complex="italic"/>
    </style:style>
    <style:style style:name="T10" style:family="text">
      <style:text-properties fo:font-family="LMRoman10" style:font-pitch="variable" fo:font-size="24pt" fo:font-style="italic" fo:font-weight="bold" style:font-family-asian="Arial" style:font-style-name-asian="Normal" style:font-family-generic-asian="swiss" style:font-pitch-asian="variable" style:font-size-asian="24pt" style:font-style-asian="italic" style:font-weight-asian="bold" style:font-family-complex="Arial" style:font-style-name-complex="Normal" style:font-family-generic-complex="swiss" style:font-pitch-complex="variable" style:font-size-complex="24pt" style:font-style-complex="italic" style:font-weight-complex="bold"/>
    </style:style>
    <style:style style:name="T11" style:family="text">
      <style:text-properties style:text-position="super 58%" fo:font-family="LMRoman10" style:font-pitch="variable" fo:font-size="24pt" fo:font-style="italic" fo:font-weight="bold" style:font-family-asian="Arial" style:font-style-name-asian="Normal" style:font-family-generic-asian="swiss" style:font-pitch-asian="variable" style:font-size-asian="24pt" style:font-style-asian="italic" style:font-weight-asian="bold" style:font-family-complex="Arial" style:font-style-name-complex="Normal" style:font-family-generic-complex="swiss" style:font-pitch-complex="variable" style:font-size-complex="2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0.342cm" svg:height="7.854cm" svg:x="6.078cm" svg:y="4.5cm">
          <text:p/>
          <draw:enhanced-geometry svg:viewBox="0 0 21600 21600" draw:path-stretchpoint-x="10800" draw:path-stretchpoint-y="10800" draw:text-areas="?f3 ?f4 ?f5 ?f6" draw:type="round-rectangle" draw:modifiers="626.4141084258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3" draw:layer="layout" svg:width="1.89cm" svg:height="1.512cm" svg:x="9.674cm" svg:y="7.082cm">
          <text:p text:style-name="P2"><text:span text:style-name="T1">η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draw:id="id2" draw:layer="layout" svg:width="1.89cm" svg:height="1.512cm" svg:x="9.674cm" svg:y="9.959cm">
          <text:p text:style-name="P2"><text:span text:style-name="T1">π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draw:id="id4" draw:layer="layout" svg:width="1.89cm" svg:height="1.512cm" svg:x="13.853cm" svg:y="9.959cm">
          <text:p text:style-name="P2"><text:span text:style-name="T1">ε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id="id1" draw:layer="layout" svg:x1="4cm" svg:y1="7.609cm" svg:x2="9.674cm" svg:y2="7.609cm">
          <text:p/>
        </draw:line>
        <draw:connector draw:style-name="gr4" draw:text-style-name="P1" draw:layer="layout" svg:x1="6.837cm" svg:y1="7.609cm" svg:x2="9.674cm" svg:y2="10.714cm" draw:start-shape="id1" draw:end-shape="id2" draw:end-glue-point="5" svg:d="m6837 7609v3105h2837">
          <text:p/>
        </draw:connector>
        <draw:connector draw:style-name="gr4" draw:text-style-name="P1" draw:layer="layout" draw:line-skew="0.323cm -0.739cm" svg:x1="11.564cm" svg:y1="7.837cm" svg:x2="6.837cm" svg:y2="7.609cm" draw:start-shape="id3" draw:start-glue-point="7" draw:end-shape="id1" draw:end-glue-point="0" svg:d="m11564 7837h824v-1994h-5551v1766">
          <text:p/>
        </draw:connector>
        <draw:connector draw:style-name="gr4" draw:text-style-name="P1" draw:layer="layout" draw:type="line" svg:x1="11.564cm" svg:y1="10.714cm" svg:x2="13.853cm" svg:y2="10.714cm" draw:start-shape="id2" draw:start-glue-point="7" draw:end-shape="id4" draw:end-glue-point="5" svg:d="m11564 10714h2289">
          <text:p/>
        </draw:connector>
        <draw:line draw:style-name="gr5" draw:text-style-name="P1" draw:layer="layout" svg:x1="7.707cm" svg:y1="8.422cm" svg:x2="9.674cm" svg:y2="8.423cm">
          <text:p/>
        </draw:line>
        <draw:line draw:style-name="gr5" draw:text-style-name="P1" draw:layer="layout" svg:x1="7.688cm" svg:y1="11.235cm" svg:x2="9.649cm" svg:y2="11.235cm">
          <text:p/>
        </draw:line>
        <draw:frame draw:style-name="gr6" draw:text-style-name="P6" draw:layer="layout" svg:width="0.976cm" svg:height="1.45cm" svg:x="7.721cm" svg:y="4.393cm">
          <draw:text-box>
            <text:p text:style-name="P5"><text:span text:style-name="T2">S</text:span></text:p>
          </draw:text-box>
        </draw:frame>
        <draw:frame draw:style-name="gr6" draw:text-style-name="P7" draw:layer="layout" svg:width="1.018cm" svg:height="1.555cm" svg:x="8.002cm" svg:y="8.129cm">
          <draw:text-box>
            <text:p text:style-name="P5"><text:span text:style-name="T3">S</text:span></text:p>
          </draw:text-box>
        </draw:frame>
        <draw:frame draw:style-name="gr6" draw:text-style-name="P8" draw:layer="layout" svg:width="1.065cm" svg:height="1.555cm" svg:x="8cm" svg:y="10.945cm">
          <draw:text-box>
            <text:p text:style-name="P5"><text:span text:style-name="T4">Z</text:span></text:p>
          </draw:text-box>
        </draw:frame>
        <draw:frame draw:style-name="gr7" draw:text-style-name="P10" draw:layer="layout" svg:width="7.698cm" svg:height="1.182cm" svg:x="8.832cm" svg:y="3.469cm">
          <draw:text-box>
            <text:p text:style-name="P9"><text:span text:style-name="T5">V</text:span><text:span text:style-name="T6">irtual </text:span><text:span text:style-name="T5">W</text:span><text:span text:style-name="T6">orld </text:span><text:span text:style-name="T5">G</text:span><text:span text:style-name="T6">enerator</text:span></text:p>
          </draw:text-box>
        </draw:frame>
        <draw:line draw:style-name="gr8" draw:text-style-name="P1" draw:layer="layout" svg:x1="7.721cm" svg:y1="3.5cm" svg:x2="7.721cm" svg:y2="11.24cm">
          <text:p/>
        </draw:line>
        <draw:g>
          <draw:frame draw:style-name="gr6" draw:text-style-name="P8" draw:layer="layout" svg:width="0.718cm" svg:height="0.852cm" svg:x="5.217cm" svg:y="6.87cm">
            <draw:text-box>
              <text:p text:style-name="P5"><text:span text:style-name="T7">0</text:span></text:p>
            </draw:text-box>
          </draw:frame>
          <draw:frame draw:style-name="gr6" draw:text-style-name="P8" draw:layer="layout" svg:width="1.112cm" svg:height="1.555cm" svg:x="4.605cm" svg:y="6.215cm">
            <draw:text-box>
              <text:p text:style-name="P5"><text:span text:style-name="T8">w</text:span></text:p>
            </draw:text-box>
          </draw:frame>
        </draw:g>
        <draw:frame draw:style-name="gr6" draw:text-style-name="P8" draw:layer="layout" svg:width="2.297cm" svg:height="1.742cm" svg:x="12.388cm" svg:y="6cm">
          <draw:text-box>
            <text:p text:style-name="P5"><text:span text:style-name="T8">w</text:span><text:span text:style-name="T9">next</text:span></text:p>
          </draw:text-box>
        </draw:frame>
        <draw:frame draw:style-name="gr6" draw:text-style-name="P8" draw:layer="layout" svg:width="1.112cm" svg:height="1.555cm" svg:x="8cm" svg:y="6.282cm">
          <draw:text-box>
            <text:p text:style-name="P5"><text:span text:style-name="T8">w</text:span></text:p>
          </draw:text-box>
        </draw:frame>
        <draw:frame draw:style-name="gr6" draw:text-style-name="P8" draw:layer="layout" svg:width="1.112cm" svg:height="1.555cm" svg:x="8.002cm" svg:y="9.301cm">
          <draw:text-box>
            <text:p text:style-name="P5"><text:span text:style-name="T8">w</text:span></text:p>
          </draw:text-box>
        </draw:frame>
        <draw:frame draw:style-name="gr6" draw:text-style-name="P8" draw:layer="layout" svg:width="0.925cm" svg:height="1.555cm" svg:x="11.888cm" svg:y="9.335cm">
          <draw:text-box>
            <text:p text:style-name="P5"><text:span text:style-name="T8">v</text:span></text:p>
          </draw:text-box>
        </draw:frame>
        <draw:custom-shape draw:style-name="gr2" draw:text-style-name="P11" draw:layer="layout" svg:width="1.89cm" svg:height="1.5cm" svg:x="6.86cm" svg:y="2.5cm">
          <text:p text:style-name="P2"><text:span text:style-name="T10">C</text:span><text:span text:style-name="T11">*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draw:layer="layout" svg:width="1.035cm" svg:height="2.035cm" svg:x="3.773cm" svg:y="6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Gabriel Garcia</meta:initial-creator>
    <meta:creation-date>2009-01-27T06:11:31</meta:creation-date>
    <dc:date>2009-10-24T14:10:18</dc:date>
    <meta:editing-cycles>4</meta:editing-cycles>
    <meta:editing-duration>PT00H43M58S</meta:editing-duration>
    <meta:document-statistic meta:object-count="24"/>
    <meta:user-defined meta:name="Información 1"/>
    <meta:user-defined meta:name="Información 2"/>
    <meta:user-defined meta:name="Información 3"/>
    <meta:user-defined meta:name="Información 4"/>
  </office:meta>
</office:document-meta>
</file>